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rmaApp</text:p>
      <text:p text:style-name="Standard"/>
      <text:p text:style-name="Standard">App ID : 793273217421313</text:p>
      <text:p text:style-name="Standard"/>
      <text:p text:style-name="Standard">App Secret<text:bookmark text:name="u_0_n"/> <text:s/>: 5563f55423368b82d3cc1036662aef93</text:p>
      <text:p text:style-name="Standard"/>
      <text:p text:style-name="Standard">ga0RGNYHvNM5d0SLGQfpQWAPGJ8= </text:p>
      <text:p text:style-name="Standard">ha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jan </meta:initial-creator>
    <meta:creation-date>2015-02-21T11:34:15</meta:creation-date>
    <dc:date>2015-05-14T17:31:09</dc:date>
    <dc:creator>rajan </dc:creator>
    <meta:editing-duration>P0D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5" meta:word-count="11" meta:character-count="110" meta:non-whitespace-character-count="102"/>
  </office:meta>
</office:document-meta>
</file>